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T1_9" style:family="text">
      <style:text-properties fo:font-weight="bold" style:font-weight-asian="bold" style:font-weight-complex="bold"/>
    </style:style>
    <style:style style:name="T1_10" style:family="text">
      <style:text-properties fo:font-weight="bold" style:font-weight-asian="bold" style:font-weight-complex="bold"/>
    </style:style>
    <style:style style:name="T1_11" style:family="text">
      <style:text-properties fo:font-weight="bold" style:font-weight-asian="bold" style:font-weight-complex="bold"/>
    </style:style>
    <style:style style:name="T1_12" style:family="text">
      <style:text-properties fo:font-weight="bold" style:font-weight-asian="bold" style:font-weight-complex="bold"/>
    </style:style>
    <style:style style:name="T1_13" style:family="text">
      <style:text-properties fo:font-weight="bold" style:font-weight-asian="bold" style:font-weight-complex="bold"/>
    </style:style>
    <style:style style:name="T1_14" style:family="text">
      <style:text-properties fo:font-weight="bold" style:font-weight-asian="bold" style:font-weight-complex="bold"/>
    </style:style>
    <style:style style:name="T1_15" style:family="text">
      <style:text-properties fo:font-weight="bold" style:font-weight-asian="bold" style:font-weight-complex="bold"/>
    </style:style>
    <style:style style:name="T1_16" style:family="text">
      <style:text-properties fo:font-weight="bold" style:font-weight-asian="bold" style:font-weight-complex="bold"/>
    </style:style>
    <style:style style:name="T1_17" style:family="text">
      <style:text-properties fo:font-weight="bold" style:font-weight-asian="bold" style:font-weight-complex="bold"/>
    </style:style>
    <style:style style:name="T1_18" style:family="text">
      <style:text-properties fo:font-weight="bold" style:font-weight-asian="bold" style:font-weight-complex="bold"/>
    </style:style>
    <style:style style:name="T1_19" style:family="text">
      <style:text-properties fo:font-weight="bold" style:font-weight-asian="bold" style:font-weight-complex="bold"/>
    </style:style>
    <style:style style:name="T1_20" style:family="text">
      <style:text-properties fo:font-weight="bold" style:font-weight-asian="bold" style:font-weight-complex="bold"/>
    </style:style>
    <style:style style:name="T1_21" style:family="text">
      <style:text-properties fo:font-weight="bold" style:font-weight-asian="bold" style:font-weight-complex="bold"/>
    </style:style>
    <style:style style:name="T1_22" style:family="text">
      <style:text-properties fo:font-weight="bold" style:font-weight-asian="bold" style:font-weight-complex="bold"/>
    </style:style>
    <style:style style:name="T1_23" style:family="text">
      <style:text-properties fo:font-weight="bold" style:font-weight-asian="bold" style:font-weight-complex="bold"/>
    </style:style>
    <style:style style:name="T1_24" style:family="text">
      <style:text-properties fo:font-weight="bold" style:font-weight-asian="bold" style:font-weight-complex="bold"/>
    </style:style>
    <style:style style:name="T1_25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>
      <style:text-properties fo:font-weight="bold" style:font-weight-asian="bold" style:font-weight-complex="bold"/>
    </style:style>
    <style:style style:name="T14_6" style:family="text">
      <style:text-properties fo:font-weight="bold" style:font-weight-asian="bold" style:font-weight-complex="bold"/>
    </style:style>
    <style:style style:name="T14_7" style:family="text">
      <style:text-properties fo:font-weight="bold" style:font-weight-asian="bold" style:font-weight-complex="bold"/>
    </style:style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>
      <style:text-properties fo:font-weight="bold" style:font-weight-asian="bold" style:font-weight-complex="bold"/>
    </style:style>
    <style:style style:name="T14_15" style:family="text">
      <style:text-properties fo:font-weight="bold" style:font-weight-asian="bold" style:font-weight-complex="bold"/>
    </style:style>
    <style:style style:name="T14_16" style:family="text">
      <style:text-properties fo:font-weight="bold" style:font-weight-asian="bold" style:font-weight-complex="bold"/>
    </style:style>
    <style:style style:name="T14_17" style:family="text">
      <style:text-properties fo:font-weight="bold" style:font-weight-asian="bold" style:font-weight-complex="bold"/>
    </style:style>
    <style:style style:name="T14_18" style:family="text">
      <style:text-properties fo:font-weight="bold" style:font-weight-asian="bold" style:font-weight-complex="bold"/>
    </style:style>
    <style:style style:name="T14_19" style:family="text">
      <style:text-properties fo:font-weight="bold" style:font-weight-asian="bold" style:font-weight-complex="bold"/>
    </style:style>
    <style:style style:name="T14_20" style:family="text">
      <style:text-properties fo:font-weight="bold" style:font-weight-asian="bold" style:font-weight-complex="bold"/>
    </style:style>
    <style:style style:name="T14_21" style:family="text">
      <style:text-properties fo:font-weight="bold" style:font-weight-asian="bold" style:font-weight-complex="bold"/>
    </style:style>
    <style:style style:name="T14_22" style:family="text">
      <style:text-properties fo:font-weight="bold" style:font-weight-asian="bold" style:font-weight-complex="bold"/>
    </style:style>
    <style:style style:name="T14_23" style:family="text">
      <style:text-properties fo:font-weight="bold" style:font-weight-asian="bold" style:font-weight-complex="bold"/>
    </style:style>
    <style:style style:name="T14_24" style:family="text">
      <style:text-properties fo:font-weight="bold" style:font-weight-asian="bold" style:font-weight-complex="bold"/>
    </style:style>
    <style:style style:name="T14_25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>
      <style:text-properties fo:font-weight="bold" style:font-weight-asian="bold" style:font-weight-complex="bold"/>
    </style:style>
    <style:style style:name="T32_22" style:family="text">
      <style:text-properties fo:font-weight="bold" style:font-weight-asian="bold" style:font-weight-complex="bold"/>
    </style:style>
    <style:style style:name="T32_23" style:family="text">
      <style:text-properties fo:font-weight="bold" style:font-weight-asian="bold" style:font-weight-complex="bold"/>
    </style:style>
    <style:style style:name="T32_24" style:family="text">
      <style:text-properties fo:font-weight="bold" style:font-weight-asian="bold" style:font-weight-complex="bold"/>
    </style:style>
    <style:style style:name="T32_25" style:family="text">
      <style:text-properties fo:font-weight="bold" style:font-weight-asian="bold" style:font-weight-complex="bold"/>
    </style:style>
    <style:style style:name="T32_26" style:family="text">
      <style:text-properties fo:font-weight="bold" style:font-weight-asian="bold" style:font-weight-complex="bold"/>
    </style:style>
    <style:style style:name="T32_27" style:family="text">
      <style:text-properties fo:font-weight="bold" style:font-weight-asian="bold" style:font-weight-complex="bold"/>
    </style:style>
    <style:style style:name="T32_28" style:family="text">
      <style:text-properties fo:font-weight="bold" style:font-weight-asian="bold" style:font-weight-complex="bold"/>
    </style:style>
    <style:style style:name="T32_29" style:family="text">
      <style:text-properties fo:font-weight="bold" style:font-weight-asian="bold" style:font-weight-complex="bold"/>
    </style:style>
    <style:style style:name="T32_30" style:family="text">
      <style:text-properties fo:font-weight="bold" style:font-weight-asian="bold" style:font-weight-complex="bold"/>
    </style:style>
    <style:style style:name="T32_31" style:family="text">
      <style:text-properties fo:font-weight="bold" style:font-weight-asian="bold" style:font-weight-complex="bold"/>
    </style:style>
    <style:style style:name="T32_32" style:family="text">
      <style:text-properties fo:font-weight="bold" style:font-weight-asian="bold" style:font-weight-complex="bold"/>
    </style:style>
    <style:style style:name="T32_33" style:family="text">
      <style:text-properties fo:font-weight="bold" style:font-weight-asian="bold" style:font-weight-complex="bold"/>
    </style:style>
    <style:style style:name="T32_34" style:family="text">
      <style:text-properties fo:font-weight="bold" style:font-weight-asian="bold" style:font-weight-complex="bold"/>
    </style:style>
    <style:style style:name="T32_35" style:family="text">
      <style:text-properties fo:font-weight="bold" style:font-weight-asian="bold" style:font-weight-complex="bold"/>
    </style:style>
    <style:style style:name="T32_36" style:family="text">
      <style:text-properties fo:font-weight="bold" style:font-weight-asian="bold" style:font-weight-complex="bold"/>
    </style:style>
    <style:style style:name="T32_37" style:family="text">
      <style:text-properties fo:font-weight="bold" style:font-weight-asian="bold" style:font-weight-complex="bold"/>
    </style:style>
    <style:style style:name="T32_38" style:family="text">
      <style:text-properties fo:font-weight="bold" style:font-weight-asian="bold" style:font-weight-complex="bold"/>
    </style:style>
    <style:style style:name="T32_39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weight="bold" style:font-weight-asian="bold" style:font-weight-complex="bold"/>
    </style:style>
    <style:style style:name="T56_2" style:family="text">
      <style:text-properties fo:font-weight="bold" style:font-weight-asian="bold" style:font-weight-complex="bold"/>
    </style:style>
    <style:style style:name="T56_3" style:family="text">
      <style:text-properties fo:font-weight="bold" style:font-weight-asian="bold" style:font-weight-complex="bold"/>
    </style:style>
    <style:style style:name="T56_4" style:family="text">
      <style:text-properties fo:font-weight="bold" style:font-weight-asian="bold" style:font-weight-complex="bold"/>
    </style:style>
    <style:style style:name="T56_5" style:family="text">
      <style:text-properties fo:font-weight="bold" style:font-weight-asian="bold" style:font-weight-complex="bold"/>
    </style:style>
    <style:style style:name="T56_6" style:family="text">
      <style:text-properties fo:font-weight="bold" style:font-weight-asian="bold" style:font-weight-complex="bold"/>
    </style:style>
    <style:style style:name="T56_7" style:family="text">
      <style:text-properties fo:font-weight="bold" style:font-weight-asian="bold" style:font-weight-complex="bold"/>
    </style:style>
    <style:style style:name="T56_8" style:family="text">
      <style:text-properties fo:font-weight="bold" style:font-weight-asian="bold" style:font-weight-complex="bold"/>
    </style:style>
    <style:style style:name="T56_9" style:family="text">
      <style:text-properties fo:font-weight="bold" style:font-weight-asian="bold" style:font-weight-complex="bold"/>
    </style:style>
    <style:style style:name="T56_10" style:family="text">
      <style:text-properties fo:font-weight="bold" style:font-weight-asian="bold" style:font-weight-complex="bold"/>
    </style:style>
    <style:style style:name="T56_11" style:family="text">
      <style:text-properties fo:font-weight="bold" style:font-weight-asian="bold" style:font-weight-complex="bold"/>
    </style:style>
    <style:style style:name="T56_12" style:family="text">
      <style:text-properties fo:font-weight="bold" style:font-weight-asian="bold" style:font-weight-complex="bold"/>
    </style:style>
    <style:style style:name="T56_13" style:family="text">
      <style:text-properties fo:font-weight="bold" style:font-weight-asian="bold" style:font-weight-complex="bold"/>
    </style:style>
    <style:style style:name="T56_14" style:family="text">
      <style:text-properties fo:font-weight="bold" style:font-weight-asian="bold" style:font-weight-complex="bold"/>
    </style:style>
    <style:style style:name="T56_15" style:family="text">
      <style:text-properties fo:font-weight="bold" style:font-weight-asian="bold" style:font-weight-complex="bold"/>
    </style:style>
    <style:style style:name="T56_16" style:family="text">
      <style:text-properties fo:font-weight="bold" style:font-weight-asian="bold" style:font-weight-complex="bold"/>
    </style:style>
    <style:style style:name="T56_17" style:family="text">
      <style:text-properties fo:font-weight="bold" style:font-weight-asian="bold" style:font-weight-complex="bold"/>
    </style:style>
    <style:style style:name="T56_18" style:family="text">
      <style:text-properties fo:font-weight="bold" style:font-weight-asian="bold" style:font-weight-complex="bold"/>
    </style:style>
    <style:style style:name="T56_19" style:family="text">
      <style:text-properties fo:font-weight="bold" style:font-weight-asian="bold" style:font-weight-complex="bold"/>
    </style:style>
    <style:style style:name="T56_20" style:family="text">
      <style:text-properties fo:font-weight="bold" style:font-weight-asian="bold" style:font-weight-complex="bold"/>
    </style:style>
    <style:style style:name="T56_21" style:family="text">
      <style:text-properties fo:font-weight="bold" style:font-weight-asian="bold" style:font-weight-complex="bold"/>
    </style:style>
    <style:style style:name="T56_22" style:family="text">
      <style:text-properties fo:font-weight="bold" style:font-weight-asian="bold" style:font-weight-complex="bold"/>
    </style:style>
    <style:style style:name="T56_23" style:family="text">
      <style:text-properties fo:font-weight="bold" style:font-weight-asian="bold" style:font-weight-complex="bold"/>
    </style:style>
    <style:style style:name="T56_24" style:family="text">
      <style:text-properties fo:font-weight="bold" style:font-weight-asian="bold" style:font-weight-complex="bold"/>
    </style:style>
    <style:style style:name="T56_25" style:family="text">
      <style:text-properties fo:font-weight="bold" style:font-weight-asian="bold" style:font-weight-complex="bold"/>
    </style:style>
    <style:style style:name="T56_26" style:family="text">
      <style:text-properties fo:font-weight="bold" style:font-weight-asian="bold" style:font-weight-complex="bold"/>
    </style:style>
    <style:style style:name="T56_27" style:family="text">
      <style:text-properties fo:font-weight="bold" style:font-weight-asian="bold" style:font-weight-complex="bold"/>
    </style:style>
    <style:style style:name="T56_28" style:family="text">
      <style:text-properties fo:font-weight="bold" style:font-weight-asian="bold" style:font-weight-complex="bold"/>
    </style:style>
    <style:style style:name="T56_29" style:family="text">
      <style:text-properties fo:font-weight="bold" style:font-weight-asian="bold" style:font-weight-complex="bold"/>
    </style:style>
    <style:style style:name="T56_30" style:family="text">
      <style:text-properties fo:font-weight="bold" style:font-weight-asian="bold" style:font-weight-complex="bold"/>
    </style:style>
    <style:style style:name="T56_31" style:family="text">
      <style:text-properties fo:font-weight="bold" style:font-weight-asian="bold" style:font-weight-complex="bold"/>
    </style:style>
    <style:style style:name="T56_32" style:family="text">
      <style:text-properties fo:font-weight="bold" style:font-weight-asian="bold" style:font-weight-complex="bold"/>
    </style:style>
    <style:style style:name="T56_33" style:family="text">
      <style:text-properties fo:font-weight="bold" style:font-weight-asian="bold" style:font-weight-complex="bold"/>
    </style:style>
    <style:style style:name="T56_34" style:family="text">
      <style:text-properties fo:font-weight="bold" style:font-weight-asian="bold" style:font-weight-complex="bold"/>
    </style:style>
    <style:style style:name="T56_35" style:family="text">
      <style:text-properties fo:font-weight="bold" style:font-weight-asian="bold" style:font-weight-complex="bold"/>
    </style:style>
    <style:style style:name="T56_36" style:family="text">
      <style:text-properties fo:font-weight="bold" style:font-weight-asian="bold" style:font-weight-complex="bold"/>
    </style:style>
    <style:style style:name="T56_37" style:family="text">
      <style:text-properties fo:font-weight="bold" style:font-weight-asian="bold" style:font-weight-complex="bold"/>
    </style:style>
    <style:style style:name="T56_38" style:family="text">
      <style:text-properties fo:font-weight="bold" style:font-weight-asian="bold" style:font-weight-complex="bold"/>
    </style:style>
    <style:style style:name="T56_39" style:family="text">
      <style:text-properties fo:font-weight="bold" style:font-weight-asian="bold" style:font-weight-complex="bold"/>
    </style:style>
    <style:style style:name="T56_40" style:family="text">
      <style:text-properties fo:font-weight="bold" style:font-weight-asian="bold" style:font-weight-complex="bold"/>
    </style:style>
    <style:style style:name="T56_41" style:family="text">
      <style:text-properties fo:font-weight="bold" style:font-weight-asian="bold" style:font-weight-complex="bold"/>
    </style:style>
    <style:style style:name="T56_42" style:family="text">
      <style:text-properties fo:font-weight="bold" style:font-weight-asian="bold" style:font-weight-complex="bold"/>
    </style:style>
    <style:style style:name="T56_43" style:family="text">
      <style:text-properties fo:font-weight="bold" style:font-weight-asian="bold" style:font-weight-complex="bold"/>
    </style:style>
    <style:style style:name="T56_44" style:family="text">
      <style:text-properties fo:font-weight="bold" style:font-weight-asian="bold" style:font-weight-complex="bold"/>
    </style:style>
    <style:style style:name="T56_45" style:family="text">
      <style:text-properties fo:font-weight="bold" style:font-weight-asian="bold" style:font-weight-complex="bold"/>
    </style:style>
    <style:style style:name="T56_46" style:family="text">
      <style:text-properties fo:font-weight="bold" style:font-weight-asian="bold" style:font-weight-complex="bold"/>
    </style:style>
    <style:style style:name="T56_47" style:family="text">
      <style:text-properties fo:font-weight="bold" style:font-weight-asian="bold" style:font-weight-complex="bold"/>
    </style:style>
    <style:style style:name="T56_48" style:family="text"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>
      <style:text-properties fo:font-weight="bold" style:font-weight-asian="bold" style:font-weight-complex="bold"/>
    </style:style>
    <style:style style:name="T59_3" style:family="text">
      <style:text-properties fo:font-weight="bold" style:font-weight-asian="bold" style:font-weight-complex="bold"/>
    </style:style>
    <style:style style:name="T59_4" style:family="text">
      <style:text-properties fo:font-weight="bold" style:font-weight-asian="bold" style:font-weight-complex="bold"/>
    </style:style>
    <style:style style:name="T59_5" style:family="text">
      <style:text-properties fo:font-weight="bold" style:font-weight-asian="bold" style:font-weight-complex="bold"/>
    </style:style>
    <style:style style:name="T59_6" style:family="text">
      <style:text-properties fo:font-weight="bold" style:font-weight-asian="bold" style:font-weight-complex="bold"/>
    </style:style>
    <style:style style:name="T59_7" style:family="text">
      <style:text-properties fo:font-weight="bold" style:font-weight-asian="bold" style:font-weight-complex="bold"/>
    </style:style>
    <style:style style:name="T59_8" style:family="text">
      <style:text-properties fo:font-weight="bold" style:font-weight-asian="bold" style:font-weight-complex="bold"/>
    </style:style>
    <style:style style:name="T59_9" style:family="text">
      <style:text-properties fo:font-weight="bold" style:font-weight-asian="bold" style:font-weight-complex="bold"/>
    </style:style>
    <style:style style:name="T59_10" style:family="text">
      <style:text-properties fo:font-weight="bold" style:font-weight-asian="bold" style:font-weight-complex="bold"/>
    </style:style>
    <style:style style:name="T59_11" style:family="text">
      <style:text-properties fo:font-weight="bold" style:font-weight-asian="bold" style:font-weight-complex="bold"/>
    </style:style>
    <style:style style:name="T59_12" style:family="text">
      <style:text-properties fo:font-weight="bold" style:font-weight-asian="bold" style:font-weight-complex="bold"/>
    </style:style>
    <style:style style:name="T59_13" style:family="text">
      <style:text-properties fo:font-weight="bold" style:font-weight-asian="bold" style:font-weight-complex="bold"/>
    </style:style>
    <style:style style:name="T59_14" style:family="text">
      <style:text-properties fo:font-weight="bold" style:font-weight-asian="bold" style:font-weight-complex="bold"/>
    </style:style>
    <style:style style:name="T59_15" style:family="text">
      <style:text-properties fo:font-weight="bold" style:font-weight-asian="bold" style:font-weight-complex="bold"/>
    </style:style>
    <style:style style:name="T59_16" style:family="text">
      <style:text-properties fo:font-weight="bold" style:font-weight-asian="bold" style:font-weight-complex="bold"/>
    </style:style>
    <style:style style:name="T59_17" style:family="text">
      <style:text-properties fo:font-weight="bold" style:font-weight-asian="bold" style:font-weight-complex="bold"/>
    </style:style>
    <style:style style:name="T59_18" style:family="text">
      <style:text-properties fo:font-weight="bold" style:font-weight-asian="bold" style:font-weight-complex="bold"/>
    </style:style>
    <style:style style:name="T59_19" style:family="text">
      <style:text-properties fo:font-weight="bold" style:font-weight-asian="bold" style:font-weight-complex="bold"/>
    </style:style>
    <style:style style:name="T59_20" style:family="text">
      <style:text-properties fo:font-weight="bold" style:font-weight-asian="bold" style:font-weight-complex="bold"/>
    </style:style>
    <style:style style:name="T59_21" style:family="text">
      <style:text-properties fo:font-weight="bold" style:font-weight-asian="bold" style:font-weight-complex="bold"/>
    </style:style>
    <style:style style:name="T59_22" style:family="text">
      <style:text-properties fo:font-weight="bold" style:font-weight-asian="bold" style:font-weight-complex="bold"/>
    </style:style>
    <style:style style:name="T59_23" style:family="text">
      <style:text-properties fo:font-weight="bold" style:font-weight-asian="bold" style:font-weight-complex="bold"/>
    </style:style>
    <style:style style:name="T59_24" style:family="text">
      <style:text-properties fo:font-weight="bold" style:font-weight-asian="bold" style:font-weight-complex="bold"/>
    </style:style>
    <style:style style:name="T59_25" style:family="text">
      <style:text-properties fo:font-weight="bold" style:font-weight-asian="bold" style:font-weight-complex="bold"/>
    </style:style>
    <style:style style:name="T59_26" style:family="text">
      <style:text-properties fo:font-weight="bold" style:font-weight-asian="bold" style:font-weight-complex="bold"/>
    </style:style>
    <style:style style:name="T59_27" style:family="text">
      <style:text-properties fo:font-weight="bold" style:font-weight-asian="bold" style:font-weight-complex="bold"/>
    </style:style>
    <style:style style:name="T59_28" style:family="text">
      <style:text-properties fo:font-weight="bold" style:font-weight-asian="bold" style:font-weight-complex="bold"/>
    </style:style>
    <style:style style:name="T59_29" style:family="text">
      <style:text-properties fo:font-weight="bold" style:font-weight-asian="bold" style:font-weight-complex="bold"/>
    </style:style>
    <style:style style:name="T59_30" style:family="text">
      <style:text-properties fo:font-weight="bold" style:font-weight-asian="bold" style:font-weight-complex="bold"/>
    </style:style>
    <style:style style:name="T59_31" style:family="text">
      <style:text-properties fo:font-weight="bold" style:font-weight-asian="bold" style:font-weight-complex="bold"/>
    </style:style>
    <style:style style:name="T59_32" style:family="text">
      <style:text-properties fo:font-weight="bold" style:font-weight-asian="bold" style:font-weight-complex="bold"/>
    </style:style>
    <style:style style:name="T59_33" style:family="text">
      <style:text-properties fo:font-weight="bold" style:font-weight-asian="bold" style:font-weight-complex="bold"/>
    </style:style>
    <style:style style:name="T59_34" style:family="text">
      <style:text-properties fo:font-weight="bold" style:font-weight-asian="bold" style:font-weight-complex="bold"/>
    </style:style>
    <style:style style:name="T59_35" style:family="text">
      <style:text-properties fo:font-weight="bold" style:font-weight-asian="bold" style:font-weight-complex="bold"/>
    </style:style>
    <style:style style:name="T59_36" style:family="text">
      <style:text-properties fo:font-weight="bold" style:font-weight-asian="bold" style:font-weight-complex="bold"/>
    </style:style>
    <style:style style:name="T59_37" style:family="text">
      <style:text-properties fo:font-weight="bold" style:font-weight-asian="bold" style:font-weight-complex="bold"/>
    </style:style>
  </office:automatic-styles>
  <office:body>
    <office:text>
      <text:p text:style-name="P1"><text:span text:style-name="T1_1">//</text:span><text:span text:style-name="T1_2">This</text:span><text:span text:style-name="T1_3"><text:s/></text:span><text:span text:style-name="T1_4">program</text:span><text:span text:style-name="T1_5"><text:s/></text:span><text:span text:style-name="T1_6">compiles</text:span><text:span text:style-name="T1_7">,<text:s/></text:span><text:span text:style-name="T1_8">but</text:span><text:span text:style-name="T1_9"><text:s/></text:span><text:span text:style-name="T1_10">does</text:span><text:span text:style-name="T1_11"><text:s/></text:span><text:span text:style-name="T1_12">not</text:span><text:span text:style-name="T1_13"><text:s/></text:span><text:span text:style-name="T1_14">get</text:span><text:span text:style-name="T1_15"><text:s/></text:span><text:span text:style-name="T1_16">the</text:span><text:span text:style-name="T1_17"><text:s/></text:span><text:span text:style-name="T1_18">result</text:span><text:span text:style-name="T1_19"><text:s/></text:span><text:span text:style-name="T1_20">the</text:span><text:span text:style-name="T1_21"><text:s/></text:span><text:span text:style-name="T1_22">programmer</text:span><text:span text:style-name="T1_23"><text:s/></text:span><text:span text:style-name="T1_24">wanted</text:span><text:span text:style-name="T1_25">.</text:span></text:p>
      <text:p text:style-name="P2"/>
      <text:p text:style-name="P3"><text:span text:style-name="T3_1">//</text:span><text:span text:style-name="T3_2">Allyson</text:span><text:span text:style-name="T3_3"><text:s/></text:span><text:span text:style-name="T3_4">LeFebvre</text:span></text:p>
      <text:p text:style-name="P4"><text:span text:style-name="T4_1">//</text:span><text:span text:style-name="T4_2">Save</text:span><text:span text:style-name="T4_3"><text:s/></text:span><text:span text:style-name="T4_4">Percentages</text:span><text:span text:style-name="T4_5"><text:s/></text:span><text:span text:style-name="T4_6">with</text:span><text:span text:style-name="T4_7"><text:s/></text:span><text:span text:style-name="T4_8">integers</text:span></text:p>
      <text:p text:style-name="P5"/>
      <text:p text:style-name="P6"><text:span text:style-name="T6_1">#</text:span><text:span text:style-name="T6_2">include</text:span><text:span text:style-name="T6_3"><text:s/>&lt;</text:span><text:span text:style-name="T6_4">iostream</text:span><text:span text:style-name="T6_5">&gt;</text:span></text:p>
      <text:p text:style-name="P7"><text:span text:style-name="T7_1">#</text:span><text:span text:style-name="T7_2">include</text:span><text:span text:style-name="T7_3"><text:s/>&lt;</text:span><text:span text:style-name="T7_4">cstdlib</text:span><text:span text:style-name="T7_5">&gt;</text:span></text:p>
      <text:p text:style-name="P8"/>
      <text:p text:style-name="P9"><text:span text:style-name="T9_1">using</text:span><text:span text:style-name="T9_2"><text:s/></text:span><text:span text:style-name="T9_3">namespace</text:span><text:span text:style-name="T9_4"><text:s/></text:span><text:span text:style-name="T9_5">std</text:span><text:span text:style-name="T9_6">;</text:span></text:p>
      <text:p text:style-name="P10"/>
      <text:p text:style-name="P11"><text:span text:style-name="T11_1">int</text:span><text:span text:style-name="T11_2"><text:s/></text:span><text:span text:style-name="T11_3">main</text:span><text:span text:style-name="T11_4">()</text:span></text:p>
      <text:p text:style-name="P12"><text:span text:style-name="T12_1">{</text:span></text:p>
      <text:p text:style-name="P13"><text:span text:style-name="T13_1"><text:s text:c="4"/></text:span><text:span text:style-name="T13_2">int</text:span><text:span text:style-name="T13_3"><text:s/></text:span><text:span text:style-name="T13_4">shots</text:span><text:span text:style-name="T13_5">,<text:s/></text:span><text:span text:style-name="T13_6">goals</text:span><text:span text:style-name="T13_7">,<text:s/></text:span><text:span text:style-name="T13_8">saves</text:span><text:span text:style-name="T13_9">;<text:s/>//</text:span><text:span text:style-name="T13_10">declares</text:span><text:span text:style-name="T13_11"><text:s/></text:span><text:span text:style-name="T13_12">vairables</text:span><text:span text:style-name="T13_13"><text:s/></text:span><text:span text:style-name="T13_14">of</text:span><text:span text:style-name="T13_15"><text:s/></text:span><text:span text:style-name="T13_16">type</text:span><text:span text:style-name="T13_17"><text:s/></text:span><text:span text:style-name="T13_18">int</text:span><text:span text:style-name="T13_19"><text:s/></text:span><text:span text:style-name="T13_20">for</text:span><text:span text:style-name="T13_21"><text:s/></text:span><text:span text:style-name="T13_22">whole</text:span><text:span text:style-name="T13_23"><text:s/></text:span><text:span text:style-name="T13_24">numbers</text:span></text:p>
      <text:p text:style-name="P14"><text:span text:style-name="T14_1"><text:tab/></text:span><text:span text:style-name="T14_2">//</text:span><text:span text:style-name="T14_3">These</text:span><text:span text:style-name="T14_4"><text:s/></text:span><text:span text:style-name="T14_5">variables</text:span><text:span text:style-name="T14_6"><text:s/></text:span><text:span text:style-name="T14_7">being</text:span><text:span text:style-name="T14_8"><text:s/></text:span><text:span text:style-name="T14_9">declared</text:span><text:span text:style-name="T14_10"><text:s/></text:span><text:span text:style-name="T14_11">as</text:span><text:span text:style-name="T14_12"><text:s/></text:span><text:span text:style-name="T14_13">integers</text:span><text:span text:style-name="T14_14"><text:s/></text:span><text:span text:style-name="T14_15">is</text:span><text:span text:style-name="T14_16"><text:s/></text:span><text:span text:style-name="T14_17">a</text:span><text:span text:style-name="T14_18"><text:s/></text:span><text:span text:style-name="T14_19">piece</text:span><text:span text:style-name="T14_20"><text:s/></text:span><text:span text:style-name="T14_21">of</text:span><text:span text:style-name="T14_22"><text:s/></text:span><text:span text:style-name="T14_23">the</text:span><text:span text:style-name="T14_24"><text:s/></text:span><text:span text:style-name="T14_25">problem</text:span></text:p>
      <text:p text:style-name="P15"><text:span text:style-name="T15_1"><text:s text:c="4"/></text:span><text:span text:style-name="T15_2">double</text:span><text:span text:style-name="T15_3"><text:s/></text:span><text:span text:style-name="T15_4">save</text:span><text:span text:style-name="T15_5">_</text:span><text:span text:style-name="T15_6">perc</text:span><text:span text:style-name="T15_7">;<text:s/>//</text:span><text:span text:style-name="T15_8">declares</text:span><text:span text:style-name="T15_9"><text:s/></text:span><text:span text:style-name="T15_10">variable</text:span><text:span text:style-name="T15_11"><text:s/></text:span><text:span text:style-name="T15_12">of</text:span><text:span text:style-name="T15_13"><text:s/></text:span><text:span text:style-name="T15_14">type</text:span><text:span text:style-name="T15_15"><text:s/></text:span><text:span text:style-name="T15_16">double</text:span><text:span text:style-name="T15_17"><text:s/></text:span><text:span text:style-name="T15_18">to</text:span><text:span text:style-name="T15_19"><text:s/></text:span><text:span text:style-name="T15_20">store</text:span><text:span text:style-name="T15_21"><text:s/></text:span><text:span text:style-name="T15_22">final</text:span><text:span text:style-name="T15_23"><text:s/></text:span><text:span text:style-name="T15_24">answer</text:span></text:p>
      <text:p text:style-name="P16"><text:span text:style-name="T16_1"><text:s text:c="4"/></text:span><text:span text:style-name="T16_2">char</text:span><text:span text:style-name="T16_3"><text:s/></text:span><text:span text:style-name="T16_4">cont</text:span><text:span text:style-name="T16_5">;<text:s/>//</text:span><text:span text:style-name="T16_6">used</text:span><text:span text:style-name="T16_7"><text:s/></text:span><text:span text:style-name="T16_8">in</text:span><text:span text:style-name="T16_9"><text:s/></text:span><text:span text:style-name="T16_10">do</text:span><text:span text:style-name="T16_11">-</text:span><text:span text:style-name="T16_12">while</text:span><text:span text:style-name="T16_13"><text:s/></text:span><text:span text:style-name="T16_14">loop</text:span></text:p>
      <text:p text:style-name="P17"/>
      <text:p text:style-name="P18"><text:span text:style-name="T18_1"><text:s text:c="4"/></text:span><text:span text:style-name="T18_2">do</text:span><text:span text:style-name="T18_3"><text:s/>{<text:s/>//</text:span><text:span text:style-name="T18_4">start</text:span><text:span text:style-name="T18_5"><text:s/></text:span><text:span text:style-name="T18_6">of</text:span><text:span text:style-name="T18_7"><text:s/></text:span><text:span text:style-name="T18_8">do</text:span><text:span text:style-name="T18_9">-</text:span><text:span text:style-name="T18_10">while</text:span><text:span text:style-name="T18_11"><text:s/></text:span><text:span text:style-name="T18_12">loop</text:span></text:p>
      <text:p text:style-name="P19"/>
      <text:p text:style-name="P20"><text:span text:style-name="T20_1"><text:s text:c="4"/></text:span><text:span text:style-name="T20_2">cout</text:span><text:span text:style-name="T20_3">.</text:span><text:span text:style-name="T20_4">unsetf</text:span><text:span text:style-name="T20_5">(</text:span><text:span text:style-name="T20_6">ios</text:span><text:span text:style-name="T20_7">::</text:span><text:span text:style-name="T20_8">fixed</text:span><text:span text:style-name="T20_9">);</text:span></text:p>
      <text:p text:style-name="P21"><text:span text:style-name="T21_1"><text:s text:c="4"/></text:span><text:span text:style-name="T21_2">cout</text:span><text:span text:style-name="T21_3">.</text:span><text:span text:style-name="T21_4">unsetf</text:span><text:span text:style-name="T21_5">(</text:span><text:span text:style-name="T21_6">ios</text:span><text:span text:style-name="T21_7">::</text:span><text:span text:style-name="T21_8">showpoint</text:span><text:span text:style-name="T21_9">);</text:span></text:p>
      <text:p text:style-name="P22"/>
      <text:p text:style-name="P23"><text:span text:style-name="T23_1"><text:s text:c="4"/></text:span><text:span text:style-name="T23_2">cout</text:span><text:span text:style-name="T23_3"><text:s/>&lt;&lt;<text:s/>"</text:span><text:span text:style-name="T23_4">Enter</text:span><text:span text:style-name="T23_5"><text:s/></text:span><text:span text:style-name="T23_6">the</text:span><text:span text:style-name="T23_7"><text:s/></text:span><text:span text:style-name="T23_8">number</text:span><text:span text:style-name="T23_9"><text:s/></text:span><text:span text:style-name="T23_10">of</text:span><text:span text:style-name="T23_11"><text:s/></text:span><text:span text:style-name="T23_12">shots</text:span><text:span text:style-name="T23_13"><text:s/></text:span><text:span text:style-name="T23_14">on</text:span><text:span text:style-name="T23_15"><text:s/></text:span><text:span text:style-name="T23_16">goal</text:span><text:span text:style-name="T23_17">:\</text:span><text:span text:style-name="T23_18">t</text:span><text:span text:style-name="T23_19">";<text:s/>//</text:span><text:span text:style-name="T23_20">prompts</text:span><text:span text:style-name="T23_21"><text:s/></text:span><text:span text:style-name="T23_22">user</text:span></text:p>
      <text:p text:style-name="P24"><text:span text:style-name="T24_1"><text:s text:c="4"/></text:span><text:span text:style-name="T24_2">cin</text:span><text:span text:style-name="T24_3"><text:s/>&gt;&gt;<text:s/></text:span><text:span text:style-name="T24_4">shots</text:span><text:span text:style-name="T24_5">;<text:s/>//</text:span><text:span text:style-name="T24_6">user</text:span><text:span text:style-name="T24_7"><text:s/></text:span><text:span text:style-name="T24_8">input</text:span></text:p>
      <text:p text:style-name="P25"><text:span text:style-name="T25_1"><text:s text:c="4"/></text:span><text:span text:style-name="T25_2">cout</text:span><text:span text:style-name="T25_3"><text:s/>&lt;&lt;<text:s/>"</text:span><text:span text:style-name="T25_4">Enter</text:span><text:span text:style-name="T25_5"><text:s/></text:span><text:span text:style-name="T25_6">the</text:span><text:span text:style-name="T25_7"><text:s/></text:span><text:span text:style-name="T25_8">number</text:span><text:span text:style-name="T25_9"><text:s/></text:span><text:span text:style-name="T25_10">of</text:span><text:span text:style-name="T25_11"><text:s/></text:span><text:span text:style-name="T25_12">goals</text:span><text:span text:style-name="T25_13"><text:s/></text:span><text:span text:style-name="T25_14">scored</text:span><text:span text:style-name="T25_15">:\</text:span><text:span text:style-name="T25_16">t</text:span><text:span text:style-name="T25_17">";<text:s/>//</text:span><text:span text:style-name="T25_18">prompts</text:span><text:span text:style-name="T25_19"><text:s/></text:span><text:span text:style-name="T25_20">user</text:span></text:p>
      <text:p text:style-name="P26"><text:span text:style-name="T26_1"><text:s text:c="4"/></text:span><text:span text:style-name="T26_2">cin</text:span><text:span text:style-name="T26_3"><text:s/>&gt;&gt;<text:s/></text:span><text:span text:style-name="T26_4">goals</text:span><text:span text:style-name="T26_5">;<text:s/>//</text:span><text:span text:style-name="T26_6">user</text:span><text:span text:style-name="T26_7"><text:s/></text:span><text:span text:style-name="T26_8">input</text:span></text:p>
      <text:p text:style-name="P27"><text:span text:style-name="T27_1"><text:s text:c="4"/></text:span><text:span text:style-name="T27_2">cout</text:span><text:span text:style-name="T27_3"><text:s/>&lt;&lt;<text:s/></text:span><text:span text:style-name="T27_4">endl</text:span><text:span text:style-name="T27_5">;<text:s/>//</text:span><text:span text:style-name="T27_6">outputs</text:span><text:span text:style-name="T27_7"><text:s/></text:span><text:span text:style-name="T27_8">endline</text:span><text:span text:style-name="T27_9"><text:s/></text:span><text:span text:style-name="T27_10">for</text:span><text:span text:style-name="T27_11"><text:s/></text:span><text:span text:style-name="T27_12">readability</text:span></text:p>
      <text:p text:style-name="P28"/>
      <text:p text:style-name="P29"><text:span text:style-name="T29_1"><text:s text:c="4"/></text:span><text:span text:style-name="T29_2">saves</text:span><text:span text:style-name="T29_3"><text:s/>=<text:s/></text:span><text:span text:style-name="T29_4">shots</text:span><text:span text:style-name="T29_5"><text:s/>-<text:s/></text:span><text:span text:style-name="T29_6">goals</text:span><text:span text:style-name="T29_7">;<text:s/>//</text:span><text:span text:style-name="T29_8">need</text:span><text:span text:style-name="T29_9"><text:s/></text:span><text:span text:style-name="T29_10">saves</text:span><text:span text:style-name="T29_11"><text:s/></text:span><text:span text:style-name="T29_12">for</text:span><text:span text:style-name="T29_13"><text:s/></text:span><text:span text:style-name="T29_14">calculation</text:span></text:p>
      <text:p text:style-name="P30"/>
      <text:p text:style-name="P31"><text:span text:style-name="T31_1"><text:s text:c="4"/></text:span><text:span text:style-name="T31_2">save</text:span><text:span text:style-name="T31_3">_</text:span><text:span text:style-name="T31_4">perc</text:span><text:span text:style-name="T31_5"><text:s/>=<text:s/>(</text:span><text:span text:style-name="T31_6">saves</text:span><text:span text:style-name="T31_7"><text:s/>/<text:s/></text:span><text:span text:style-name="T31_8">shots</text:span><text:span text:style-name="T31_9">);<text:s/>//</text:span><text:span text:style-name="T31_10">no</text:span><text:span text:style-name="T31_11"><text:s/>*100;<text:s/></text:span><text:span text:style-name="T31_12">hockey</text:span><text:span text:style-name="T31_13"><text:s/></text:span><text:span text:style-name="T31_14">shows</text:span><text:span text:style-name="T31_15"><text:s/></text:span><text:span text:style-name="T31_16">save</text:span><text:span text:style-name="T31_17"><text:s/></text:span><text:span text:style-name="T31_18">perc</text:span><text:span text:style-name="T31_19"><text:s/></text:span><text:span text:style-name="T31_20">as</text:span><text:span text:style-name="T31_21"><text:s/></text:span><text:span text:style-name="T31_22">decimal</text:span><text:span text:style-name="T31_23"><text:s/></text:span><text:span text:style-name="T31_24">to</text:span><text:span text:style-name="T31_25"><text:s/></text:span><text:span text:style-name="T31_26">three</text:span><text:span text:style-name="T31_27"><text:s/></text:span><text:span text:style-name="T31_28">places</text:span></text:p>
      <text:p text:style-name="P32"><text:span text:style-name="T32_1"><text:tab/></text:span><text:span text:style-name="T32_2">//</text:span><text:span text:style-name="T32_3">The</text:span><text:span text:style-name="T32_4"><text:s/></text:span><text:span text:style-name="T32_5">real</text:span><text:span text:style-name="T32_6"><text:s/></text:span><text:span text:style-name="T32_7">issue</text:span><text:span text:style-name="T32_8"><text:s/></text:span><text:span text:style-name="T32_9">is</text:span><text:span text:style-name="T32_10"><text:s/></text:span><text:span text:style-name="T32_11">here</text:span><text:span text:style-name="T32_12">,<text:s/></text:span><text:span text:style-name="T32_13">where</text:span><text:span text:style-name="T32_14"><text:s/></text:span><text:span text:style-name="T32_15">the</text:span><text:span text:style-name="T32_16"><text:s/></text:span><text:span text:style-name="T32_17">program</text:span><text:span text:style-name="T32_18"><text:s/></text:span><text:span text:style-name="T32_19">divides</text:span><text:span text:style-name="T32_20"><text:s/></text:span><text:span text:style-name="T32_21">two</text:span><text:span text:style-name="T32_22"><text:s/></text:span><text:span text:style-name="T32_23">integers</text:span><text:span text:style-name="T32_24"><text:s/></text:span><text:span text:style-name="T32_25">but</text:span><text:span text:style-name="T32_26"><text:s/></text:span><text:span text:style-name="T32_27">the</text:span><text:span text:style-name="T32_28"><text:s/></text:span><text:span text:style-name="T32_29">result</text:span><text:span text:style-name="T32_30"><text:s/></text:span><text:span text:style-name="T32_31">is</text:span><text:span text:style-name="T32_32"><text:s/></text:span><text:span text:style-name="T32_33">a</text:span><text:span text:style-name="T32_34"><text:s/></text:span><text:span text:style-name="T32_35">float</text:span><text:span text:style-name="T32_36"><text:s/></text:span><text:span text:style-name="T32_37">or</text:span><text:span text:style-name="T32_38"><text:s/></text:span><text:span text:style-name="T32_39">double</text:span></text:p>
      <text:p text:style-name="P33"><text:span text:style-name="T33_1"><text:s text:c="4"/></text:span><text:span text:style-name="T33_2">cout</text:span><text:span text:style-name="T33_3"><text:s/>&lt;&lt;<text:s/>"</text:span><text:span text:style-name="T33_4">If</text:span><text:span text:style-name="T33_5"><text:s/></text:span><text:span text:style-name="T33_6">there</text:span><text:span text:style-name="T33_7"><text:s/></text:span><text:span text:style-name="T33_8">were</text:span><text:span text:style-name="T33_9"><text:s/>"<text:s/>&lt;&lt;<text:s/></text:span><text:span text:style-name="T33_10">shots</text:span><text:span text:style-name="T33_11"><text:s/>&lt;&lt;<text:s/>"<text:s/></text:span><text:span text:style-name="T33_12">shots</text:span><text:span text:style-name="T33_13"><text:s/></text:span><text:span text:style-name="T33_14">and</text:span><text:span text:style-name="T33_15"><text:s/>"<text:s/>&lt;&lt;<text:s/></text:span><text:span text:style-name="T33_16">goals</text:span><text:span text:style-name="T33_17"><text:s/>&lt;&lt;<text:s/>"<text:s/></text:span><text:span text:style-name="T33_18">goals</text:span><text:span text:style-name="T33_19">\</text:span><text:span text:style-name="T33_20">n</text:span><text:span text:style-name="T33_21">";<text:s/>//</text:span><text:span text:style-name="T33_22">output</text:span><text:span text:style-name="T33_23"><text:s/></text:span><text:span text:style-name="T33_24">used</text:span><text:span text:style-name="T33_25"><text:s/></text:span><text:span text:style-name="T33_26">to</text:span><text:span text:style-name="T33_27"><text:s/></text:span><text:span text:style-name="T33_28">confirm</text:span><text:span text:style-name="T33_29"><text:s/></text:span><text:span text:style-name="T33_30">input</text:span><text:span text:style-name="T33_31"><text:s/></text:span><text:span text:style-name="T33_32">was</text:span><text:span text:style-name="T33_33"><text:s/></text:span><text:span text:style-name="T33_34">correct</text:span></text:p>
      <text:p text:style-name="P34"><text:span text:style-name="T34_1"><text:s text:c="4"/></text:span><text:span text:style-name="T34_2">cout</text:span><text:span text:style-name="T34_3"><text:s/>&lt;&lt;<text:s/>"</text:span><text:span text:style-name="T34_4">then</text:span><text:span text:style-name="T34_5"><text:s/></text:span><text:span text:style-name="T34_6">the</text:span><text:span text:style-name="T34_7"><text:s/></text:span><text:span text:style-name="T34_8">goalie</text:span><text:span text:style-name="T34_9">'</text:span><text:span text:style-name="T34_10">s</text:span><text:span text:style-name="T34_11"><text:s/></text:span><text:span text:style-name="T34_12">save</text:span><text:span text:style-name="T34_13"><text:s/></text:span><text:span text:style-name="T34_14">percentage</text:span><text:span text:style-name="T34_15"><text:s/></text:span><text:span text:style-name="T34_16">was</text:span><text:span text:style-name="T34_17"><text:s/>";<text:s/>//</text:span><text:span text:style-name="T34_18">output</text:span></text:p>
      <text:p text:style-name="P35"/>
      <text:p text:style-name="P36"><text:span text:style-name="T36_1"><text:s text:c="4"/>//</text:span><text:span text:style-name="T36_2">putting</text:span><text:span text:style-name="T36_3"><text:s/></text:span><text:span text:style-name="T36_4">this</text:span><text:span text:style-name="T36_5"><text:s/></text:span><text:span text:style-name="T36_6">block</text:span><text:span text:style-name="T36_7"><text:s/></text:span><text:span text:style-name="T36_8">here</text:span><text:span text:style-name="T36_9"><text:s/></text:span><text:span text:style-name="T36_10">allows</text:span><text:span text:style-name="T36_11"><text:s/></text:span><text:span text:style-name="T36_12">shots</text:span><text:span text:style-name="T36_13"><text:s/></text:span><text:span text:style-name="T36_14">and</text:span><text:span text:style-name="T36_15"><text:s/></text:span><text:span text:style-name="T36_16">goals</text:span><text:span text:style-name="T36_17"><text:s/></text:span><text:span text:style-name="T36_18">to</text:span><text:span text:style-name="T36_19"><text:s/></text:span><text:span text:style-name="T36_20">be</text:span><text:span text:style-name="T36_21"><text:s/></text:span><text:span text:style-name="T36_22">output</text:span><text:span text:style-name="T36_23"><text:s/></text:span><text:span text:style-name="T36_24">without</text:span><text:span text:style-name="T36_25"><text:s/></text:span><text:span text:style-name="T36_26">decimal</text:span><text:span text:style-name="T36_27"><text:s/></text:span><text:span text:style-name="T36_28">points</text:span></text:p>
      <text:p text:style-name="P37"><text:span text:style-name="T37_1"><text:s text:c="4"/></text:span><text:span text:style-name="T37_2">cout</text:span><text:span text:style-name="T37_3">.</text:span><text:span text:style-name="T37_4">setf</text:span><text:span text:style-name="T37_5">(</text:span><text:span text:style-name="T37_6">ios</text:span><text:span text:style-name="T37_7">::</text:span><text:span text:style-name="T37_8">fixed</text:span><text:span text:style-name="T37_9">);</text:span></text:p>
      <text:p text:style-name="P38"><text:span text:style-name="T38_1"><text:s text:c="4"/></text:span><text:span text:style-name="T38_2">cout</text:span><text:span text:style-name="T38_3">.</text:span><text:span text:style-name="T38_4">setf</text:span><text:span text:style-name="T38_5">(</text:span><text:span text:style-name="T38_6">ios</text:span><text:span text:style-name="T38_7">::</text:span><text:span text:style-name="T38_8">showpoint</text:span><text:span text:style-name="T38_9">);</text:span></text:p>
      <text:p text:style-name="P39"><text:span text:style-name="T39_1"><text:s text:c="4"/></text:span><text:span text:style-name="T39_2">cout</text:span><text:span text:style-name="T39_3">.</text:span><text:span text:style-name="T39_4">precision</text:span><text:span text:style-name="T39_5">(3);</text:span></text:p>
      <text:p text:style-name="P40"><text:span text:style-name="T40_1"><text:s text:c="4"/>//</text:span><text:span text:style-name="T40_2">however</text:span><text:span text:style-name="T40_3"><text:s/></text:span><text:span text:style-name="T40_4">because</text:span><text:span text:style-name="T40_5"><text:s/></text:span><text:span text:style-name="T40_6">save</text:span><text:span text:style-name="T40_7">_</text:span><text:span text:style-name="T40_8">perc</text:span><text:span text:style-name="T40_9"><text:s/></text:span><text:span text:style-name="T40_10">is</text:span><text:span text:style-name="T40_11"><text:s/></text:span><text:span text:style-name="T40_12">output</text:span><text:span text:style-name="T40_13"><text:s/></text:span><text:span text:style-name="T40_14">after</text:span><text:span text:style-name="T40_15"><text:s/></text:span><text:span text:style-name="T40_16">this</text:span><text:span text:style-name="T40_17"><text:s/></text:span><text:span text:style-name="T40_18">code</text:span><text:span text:style-name="T40_19"><text:s/></text:span><text:span text:style-name="T40_20">is</text:span><text:span text:style-name="T40_21"><text:s/></text:span><text:span text:style-name="T40_22">executed</text:span><text:span text:style-name="T40_23">,<text:s/></text:span><text:span text:style-name="T40_24">it</text:span><text:span text:style-name="T40_25"><text:s/></text:span><text:span text:style-name="T40_26">is</text:span><text:span text:style-name="T40_27"><text:s/></text:span><text:span text:style-name="T40_28">displayed</text:span><text:span text:style-name="T40_29"><text:s/></text:span><text:span text:style-name="T40_30">with</text:span><text:span text:style-name="T40_31"><text:s/></text:span><text:span text:style-name="T40_32">decimals</text:span></text:p>
      <text:p text:style-name="P41"/>
      <text:p text:style-name="P42"><text:span text:style-name="T42_1"><text:s text:c="4"/></text:span><text:span text:style-name="T42_2">cout</text:span><text:span text:style-name="T42_3"><text:s/>&lt;&lt;<text:s/></text:span><text:span text:style-name="T42_4">save</text:span><text:span text:style-name="T42_5">_</text:span><text:span text:style-name="T42_6">perc</text:span><text:span text:style-name="T42_7"><text:s/>&lt;&lt;<text:s/></text:span><text:span text:style-name="T42_8">endl</text:span><text:span text:style-name="T42_9"><text:s/>&lt;&lt;<text:s/></text:span><text:span text:style-name="T42_10">endl</text:span><text:span text:style-name="T42_11">;</text:span></text:p>
      <text:p text:style-name="P43"/>
      <text:p text:style-name="P44"><text:span text:style-name="T44_1"><text:s text:c="4"/></text:span><text:span text:style-name="T44_2">cout</text:span><text:span text:style-name="T44_3"><text:s/>&lt;&lt;<text:s/>"</text:span><text:span text:style-name="T44_4">Run</text:span><text:span text:style-name="T44_5"><text:s/></text:span><text:span text:style-name="T44_6">again</text:span><text:span text:style-name="T44_7">?<text:s/></text:span><text:span text:style-name="T44_8">Y</text:span><text:span text:style-name="T44_9">/</text:span><text:span text:style-name="T44_10">N</text:span><text:span text:style-name="T44_11">\</text:span><text:span text:style-name="T44_12">t</text:span><text:span text:style-name="T44_13">";<text:s/>//</text:span><text:span text:style-name="T44_14">prompts</text:span><text:span text:style-name="T44_15"><text:s/></text:span><text:span text:style-name="T44_16">user</text:span></text:p>
      <text:p text:style-name="P45"><text:span text:style-name="T45_1"><text:s text:c="4"/></text:span><text:span text:style-name="T45_2">cin</text:span><text:span text:style-name="T45_3"><text:s/>&gt;&gt;<text:s/></text:span><text:span text:style-name="T45_4">cont</text:span><text:span text:style-name="T45_5">;<text:s/>//</text:span><text:span text:style-name="T45_6">user</text:span><text:span text:style-name="T45_7"><text:s/></text:span><text:span text:style-name="T45_8">input</text:span></text:p>
      <text:p text:style-name="P46"><text:span text:style-name="T46_1"><text:s text:c="4"/></text:span><text:span text:style-name="T46_2">cont</text:span><text:span text:style-name="T46_3"><text:s/>=<text:s/></text:span><text:span text:style-name="T46_4">toupper</text:span><text:span text:style-name="T46_5">(</text:span><text:span text:style-name="T46_6">cont</text:span><text:span text:style-name="T46_7">);<text:s/>//</text:span><text:span text:style-name="T46_8">input</text:span><text:span text:style-name="T46_9"><text:s/></text:span><text:span text:style-name="T46_10">converted</text:span><text:span text:style-name="T46_11"><text:s/></text:span><text:span text:style-name="T46_12">to</text:span><text:span text:style-name="T46_13"><text:s/></text:span><text:span text:style-name="T46_14">uppercase</text:span></text:p>
      <text:p text:style-name="P47"><text:span text:style-name="T47_1"><text:s text:c="4"/></text:span><text:span text:style-name="T47_2">cout</text:span><text:span text:style-name="T47_3"><text:s/>&lt;&lt;<text:s/></text:span><text:span text:style-name="T47_4">endl</text:span><text:span text:style-name="T47_5">;<text:s/>//</text:span><text:span text:style-name="T47_6">outputs</text:span><text:span text:style-name="T47_7"><text:s/></text:span><text:span text:style-name="T47_8">endline</text:span><text:span text:style-name="T47_9"><text:s/></text:span><text:span text:style-name="T47_10">for</text:span><text:span text:style-name="T47_11"><text:s/></text:span><text:span text:style-name="T47_12">readability</text:span></text:p>
      <text:p text:style-name="P48"/>
      <text:p text:style-name="P49"><text:span text:style-name="T49_1"><text:s text:c="4"/>}</text:span><text:span text:style-name="T49_2">while</text:span><text:span text:style-name="T49_3"><text:s/>(</text:span><text:span text:style-name="T49_4">cont</text:span><text:span text:style-name="T49_5"><text:s/>==<text:s/>'</text:span><text:span text:style-name="T49_6">Y</text:span><text:span text:style-name="T49_7">');<text:s/>//</text:span><text:span text:style-name="T49_8">start</text:span><text:span text:style-name="T49_9"><text:s/></text:span><text:span text:style-name="T49_10">loop</text:span><text:span text:style-name="T49_11"><text:s/></text:span><text:span text:style-name="T49_12">again</text:span><text:span text:style-name="T49_13"><text:s/></text:span><text:span text:style-name="T49_14">at</text:span><text:span text:style-name="T49_15"><text:s/>'</text:span><text:span text:style-name="T49_16">do</text:span><text:span text:style-name="T49_17">'<text:s/></text:span><text:span text:style-name="T49_18">if</text:span><text:span text:style-name="T49_19"><text:s/></text:span><text:span text:style-name="T49_20">variable</text:span><text:span text:style-name="T49_21"><text:s/></text:span><text:span text:style-name="T49_22">cont</text:span><text:span text:style-name="T49_23"><text:s/></text:span><text:span text:style-name="T49_24">is</text:span><text:span text:style-name="T49_25"><text:s/></text:span><text:span text:style-name="T49_26">equal</text:span><text:span text:style-name="T49_27"><text:s/></text:span><text:span text:style-name="T49_28">to</text:span><text:span text:style-name="T49_29"><text:s/></text:span><text:span text:style-name="T49_30">Y</text:span></text:p>
      <text:p text:style-name="P50"/>
      <text:p text:style-name="P51"><text:span text:style-name="T51_1"><text:s text:c="4"/></text:span><text:span text:style-name="T51_2">system</text:span><text:span text:style-name="T51_3">("</text:span><text:span text:style-name="T51_4">PAUSE</text:span><text:span text:style-name="T51_5">");<text:s/>//</text:span><text:span text:style-name="T51_6">makes</text:span><text:span text:style-name="T51_7"><text:s/></text:span><text:span text:style-name="T51_8">program</text:span><text:span text:style-name="T51_9"><text:s/></text:span><text:span text:style-name="T51_10">pause</text:span><text:span text:style-name="T51_11"><text:s/></text:span><text:span text:style-name="T51_12">and</text:span><text:span text:style-name="T51_13"><text:s/></text:span><text:span text:style-name="T51_14">wait</text:span><text:span text:style-name="T51_15"><text:s/></text:span><text:span text:style-name="T51_16">for</text:span><text:span text:style-name="T51_17"><text:s/></text:span><text:span text:style-name="T51_18">user</text:span><text:span text:style-name="T51_19"><text:s/></text:span><text:span text:style-name="T51_20">to</text:span><text:span text:style-name="T51_21"><text:s/></text:span><text:span text:style-name="T51_22">acknowledge</text:span><text:span text:style-name="T51_23"><text:s/></text:span><text:span text:style-name="T51_24">that</text:span><text:span text:style-name="T51_25"><text:s/></text:span><text:span text:style-name="T51_26">it</text:span><text:span text:style-name="T51_27"><text:s/></text:span><text:span text:style-name="T51_28">has</text:span><text:span text:style-name="T51_29"><text:s/></text:span><text:span text:style-name="T51_30">done</text:span><text:span text:style-name="T51_31"><text:s/></text:span><text:span text:style-name="T51_32">what</text:span><text:span text:style-name="T51_33"><text:s/></text:span><text:span text:style-name="T51_34">they</text:span><text:span text:style-name="T51_35"><text:s/></text:span><text:span text:style-name="T51_36">want</text:span></text:p>
      <text:p text:style-name="P52"><text:span text:style-name="T52_1"><text:s text:c="4"/></text:span><text:span text:style-name="T52_2">return</text:span><text:span text:style-name="T52_3"><text:s/>0;<text:s/>//</text:span><text:span text:style-name="T52_4">ends</text:span><text:span text:style-name="T52_5"><text:s/></text:span><text:span text:style-name="T52_6">program</text:span></text:p>
      <text:p text:style-name="P53"><text:span text:style-name="T53_1">}</text:span></text:p>
      <text:p text:style-name="P54"/>
      <text:p text:style-name="P55"><text:span text:style-name="T55_1">//</text:span><text:span text:style-name="T55_2">Fix</text:span><text:span text:style-name="T55_3"><text:s/>1:</text:span></text:p>
      <text:p text:style-name="P56"><text:span text:style-name="T56_1">//</text:span><text:span text:style-name="T56_2">By</text:span><text:span text:style-name="T56_3"><text:s/></text:span><text:span text:style-name="T56_4">replacing</text:span><text:span text:style-name="T56_5"><text:s/></text:span><text:span text:style-name="T56_6">the</text:span><text:span text:style-name="T56_7"><text:s/></text:span><text:span text:style-name="T56_8">integers</text:span><text:span text:style-name="T56_9"><text:s/></text:span><text:span text:style-name="T56_10">above</text:span><text:span text:style-name="T56_11"><text:s/></text:span><text:span text:style-name="T56_12">with</text:span><text:span text:style-name="T56_13"><text:s/></text:span><text:span text:style-name="T56_14">doubles</text:span><text:span text:style-name="T56_15"><text:s/></text:span><text:span text:style-name="T56_16">of</text:span><text:span text:style-name="T56_17"><text:s/></text:span><text:span text:style-name="T56_18">the</text:span><text:span text:style-name="T56_19"><text:s/></text:span><text:span text:style-name="T56_20">same</text:span><text:span text:style-name="T56_21"><text:s/></text:span><text:span text:style-name="T56_22">name</text:span><text:span text:style-name="T56_23">,<text:s/></text:span><text:span text:style-name="T56_24">the</text:span><text:span text:style-name="T56_25"><text:s/></text:span><text:span text:style-name="T56_26">problem</text:span><text:span text:style-name="T56_27"><text:s/></text:span><text:span text:style-name="T56_28">is</text:span><text:span text:style-name="T56_29"><text:s/></text:span><text:span text:style-name="T56_30">solved</text:span><text:span text:style-name="T56_31"><text:s/></text:span><text:span text:style-name="T56_32">and</text:span><text:span text:style-name="T56_33"><text:s/></text:span><text:span text:style-name="T56_34">the</text:span><text:span text:style-name="T56_35"><text:s/></text:span><text:span text:style-name="T56_36">division</text:span><text:span text:style-name="T56_37"><text:s/></text:span><text:span text:style-name="T56_38">occurs</text:span><text:span text:style-name="T56_39"><text:s/></text:span><text:span text:style-name="T56_40">as</text:span><text:span text:style-name="T56_41"><text:s/></text:span><text:span text:style-name="T56_42">it</text:span><text:span text:style-name="T56_43"><text:s/></text:span><text:span text:style-name="T56_44">is</text:span><text:span text:style-name="T56_45"><text:s/></text:span><text:span text:style-name="T56_46">intended</text:span><text:span text:style-name="T56_47"><text:s/></text:span><text:span text:style-name="T56_48">to</text:span></text:p>
      <text:p text:style-name="P57"><text:span text:style-name="T57_1"><text:s text:c="4"/></text:span><text:span text:style-name="T57_2">double</text:span><text:span text:style-name="T57_3"><text:s/></text:span><text:span text:style-name="T57_4">shots</text:span><text:span text:style-name="T57_5">,<text:s/></text:span><text:span text:style-name="T57_6">goals</text:span><text:span text:style-name="T57_7">,<text:s/></text:span><text:span text:style-name="T57_8">saves</text:span><text:span text:style-name="T57_9">,<text:s/></text:span><text:span text:style-name="T57_10">save</text:span><text:span text:style-name="T57_11">_</text:span><text:span text:style-name="T57_12">perc</text:span><text:span text:style-name="T57_13">;<text:s/>//</text:span><text:span text:style-name="T57_14">declares</text:span><text:span text:style-name="T57_15"><text:s/></text:span><text:span text:style-name="T57_16">variables</text:span><text:span text:style-name="T57_17"><text:s/></text:span><text:span text:style-name="T57_18">of</text:span><text:span text:style-name="T57_19"><text:s/></text:span><text:span text:style-name="T57_20">type</text:span><text:span text:style-name="T57_21"><text:s/></text:span><text:span text:style-name="T57_22">double</text:span><text:span text:style-name="T57_23"><text:s/></text:span><text:span text:style-name="T57_24">to</text:span><text:span text:style-name="T57_25"><text:s/></text:span><text:span text:style-name="T57_26">be</text:span><text:span text:style-name="T57_27"><text:s/></text:span><text:span text:style-name="T57_28">used</text:span><text:span text:style-name="T57_29"><text:s/></text:span><text:span text:style-name="T57_30">in</text:span><text:span text:style-name="T57_31"><text:s/></text:span><text:span text:style-name="T57_32">division</text:span><text:span text:style-name="T57_33"><text:s/></text:span><text:span text:style-name="T57_34">and</text:span><text:span text:style-name="T57_35"><text:s/></text:span><text:span text:style-name="T57_36">to</text:span><text:span text:style-name="T57_37"><text:s/></text:span><text:span text:style-name="T57_38">store</text:span><text:span text:style-name="T57_39"><text:s/></text:span><text:span text:style-name="T57_40">final</text:span><text:span text:style-name="T57_41"><text:s/></text:span><text:span text:style-name="T57_42">answer</text:span></text:p>
      <text:p text:style-name="P58"/>
      <text:p text:style-name="P59"><text:span text:style-name="T59_1">//</text:span><text:span text:style-name="T59_2">I</text:span><text:span text:style-name="T59_3"><text:s/></text:span><text:span text:style-name="T59_4">know</text:span><text:span text:style-name="T59_5"><text:s/></text:span><text:span text:style-name="T59_6">there</text:span><text:span text:style-name="T59_7"><text:s/></text:span><text:span text:style-name="T59_8">are</text:span><text:span text:style-name="T59_9"><text:s/></text:span><text:span text:style-name="T59_10">other</text:span><text:span text:style-name="T59_11"><text:s/></text:span><text:span text:style-name="T59_12">ways</text:span><text:span text:style-name="T59_13"><text:s/></text:span><text:span text:style-name="T59_14">to</text:span><text:span text:style-name="T59_15"><text:s/></text:span><text:span text:style-name="T59_16">do</text:span><text:span text:style-name="T59_17"><text:s/></text:span><text:span text:style-name="T59_18">it</text:span><text:span text:style-name="T59_19">,<text:s/></text:span><text:span text:style-name="T59_20">is</text:span><text:span text:style-name="T59_21"><text:s/></text:span><text:span text:style-name="T59_22">anyone</text:span><text:span text:style-name="T59_23"><text:s/></text:span><text:span text:style-name="T59_24">good</text:span><text:span text:style-name="T59_25"><text:s/></text:span><text:span text:style-name="T59_26">at</text:span><text:span text:style-name="T59_27"><text:s/></text:span><text:span text:style-name="T59_28">them</text:span><text:span text:style-name="T59_29">?<text:s/></text:span><text:span text:style-name="T59_30">Because</text:span><text:span text:style-name="T59_31"><text:s/></text:span><text:span text:style-name="T59_32">I</text:span><text:span text:style-name="T59_33">’</text:span><text:span text:style-name="T59_34">m</text:span><text:span text:style-name="T59_35"><text:s/></text:span><text:span text:style-name="T59_36">not</text:span><text:span text:style-name="T59_37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